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9.288cm" fo:margin-left="0cm" fo:margin-right="-0.423cm" table:align="margins"/>
    </style:style>
    <style:style style:name="Tableau1.A" style:family="table-column">
      <style:table-column-properties style:column-width="0.609cm" style:rel-column-width="345*"/>
    </style:style>
    <style:style style:name="Tableau1.B" style:family="table-column">
      <style:table-column-properties style:column-width="5.68cm" style:rel-column-width="3220*"/>
    </style:style>
    <style:style style:name="Tableau1.C" style:family="table-column">
      <style:table-column-properties style:column-width="3.925cm" style:rel-column-width="2225*"/>
    </style:style>
    <style:style style:name="Tableau1.D" style:family="table-column">
      <style:table-column-properties style:column-width="2.619cm" style:rel-column-width="1485*"/>
    </style:style>
    <style:style style:name="Tableau1.E" style:family="table-column">
      <style:table-column-properties style:column-width="2.858cm" style:rel-column-width="1620*"/>
    </style:style>
    <style:style style:name="Tableau1.F" style:family="table-column">
      <style:table-column-properties style:column-width="3.598cm" style:rel-column-width="2040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3">
      <style:paragraph-properties fo:text-align="start" style:justify-single-word="false"/>
    </style:style>
    <style:style style:name="P3" style:family="paragraph" style:parent-style-name="Standard" style:list-style-name="L5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fo:letter-spacing="0.212cm" style:font-size-asian="14pt" style:font-size-complex="14pt" style:text-rotation-angle="0" style:text-rotation-scale="line-height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 style:text-rotation-angle="0" style:text-rotation-scale="line-height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0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00%" fo:text-align="start" style:justify-single-word="false" fo:hyphenation-ladder-count="no-limit"/>
      <style:text-properties style:font-name="Times New Roman" fo:font-size="14pt" fo:letter-spacing="0.212cm" style:letter-kerning="true" style:font-size-asian="14pt" style:font-size-complex="14pt" style:text-rotation-angle="0" style:text-rotation-scale="line-height" fo:hyphenate="true" fo:hyphenation-remain-char-count="2" fo:hyphenation-push-char-count="2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letter-spacing="normal" style:letter-kerning="true" style:font-size-asian="14pt" style:font-size-complex="14pt" style:text-rotation-angle="0" style:text-rotation-scale="line-height"/>
    </style:style>
    <style:style style:name="P13" style:family="paragraph" style:parent-style-name="Standard">
      <style:paragraph-properties fo:line-height="100%" fo:text-align="start" style:justify-single-word="false" fo:hyphenation-ladder-count="no-limit"/>
      <style:text-properties style:font-name="Times New Roman" fo:font-size="14pt" fo:letter-spacing="0.106cm" style:font-size-asian="14pt" style:font-size-complex="14pt" style:text-rotation-angle="0" style:text-rotation-scale="line-height" fo:hyphenate="true" fo:hyphenation-remain-char-count="2" fo:hyphenation-push-char-count="2"/>
    </style:style>
    <style:style style:name="P14" style:family="paragraph" style:parent-style-name="Standard">
      <style:paragraph-properties fo:text-align="start" style:justify-single-word="false"/>
      <style:text-properties style:text-rotation-angle="0" style:text-rotation-scale="line-height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ff3333" fo:font-size="16pt" fo:font-weight="bold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 style:master-page-name="">
      <style:paragraph-properties fo:line-height="100%" fo:text-align="start" style:justify-single-word="false" fo:hyphenation-ladder-count="no-limit" style:page-number="auto"/>
      <style:text-properties fo:hyphenate="true" fo:hyphenation-remain-char-count="2" fo:hyphenation-push-char-count="2"/>
    </style:style>
    <style:style style:name="P22" style:family="paragraph" style:parent-style-name="Table_20_Contents">
      <style:paragraph-properties fo:text-align="start" style:justify-single-word="false"/>
    </style:style>
    <style:style style:name="P23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25" style:family="paragraph" style:parent-style-name="Table_20_Contents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letter-spacing="0.212cm" style:letter-kerning="true" style:font-size-asian="14pt" style:font-size-complex="14pt" style:text-rotation-angle="0" style:text-rotation-scale="line-heigh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letter-spacing="normal" fo:font-weight="bold" style:letter-kerning="true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color="#ff3333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Agency FB" fo:font-size="14pt" fo:letter-spacing="0.212cm" style:letter-kerning="true" style:font-size-asian="14pt" style:font-size-complex="14pt" style:text-rotation-angle="0" style:text-rotation-scale="line-height"/>
    </style:style>
    <style:style style:name="T12" style:family="text">
      <style:text-properties style:font-name="Times New Roman" fo:font-size="14pt" fo:letter-spacing="0.212cm" style:letter-kerning="true" style:font-size-asian="14pt" style:font-size-complex="14pt" style:text-rotation-angle="0" style:text-rotation-scale="line-height"/>
    </style:style>
    <style:style style:name="T13" style:family="text">
      <style:text-properties style:font-name="Times New Roman" fo:font-size="14pt" fo:letter-spacing="0.106cm" fo:font-weight="bold" style:letter-kerning="true" style:font-size-asian="14pt" style:font-weight-asian="bold" style:font-size-complex="14pt" style:font-weight-complex="bold" style:text-rotation-angle="0" style:text-rotation-scale="line-height"/>
    </style:style>
    <style:style style:name="T14" style:family="text">
      <style:text-properties style:font-name="Times New Roman" fo:font-size="12pt" fo:letter-spacing="0.106cm" fo:font-weight="bold" style:letter-kerning="true" style:font-size-asian="12pt" style:font-weight-asian="bold" style:font-size-complex="12pt" style:font-weight-complex="bold" style:text-rotation-angle="0" style:text-rotation-scale="line-height"/>
    </style:style>
    <style:style style:name="T15" style:family="text">
      <style:text-properties style:font-name="Times New Roman" fo:font-size="12pt" fo:letter-spacing="0.106cm" fo:font-weight="normal" style:letter-kerning="true" style:font-size-asian="12pt" style:font-weight-asian="normal" style:font-size-complex="12pt" style:font-weight-complex="normal" style:text-rotation-angle="0" style:text-rotation-scale="line-heigh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PROGRESSION 5ème – 2016 / 2017</text:p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23"/>
          </table:table-cell>
          <table:table-cell table:style-name="Tableau1.A1" office:value-type="string">
            <text:p text:style-name="P22"/>
          </table:table-cell>
          <table:table-cell table:style-name="Tableau1.C1" table:number-columns-spanned="4" office:value-type="string">
            <text:p text:style-name="P24">A traiter tout au long de l'année </text:p>
            <text:p text:style-name="P24">en Mises en Route </text:p>
            <text:p text:style-name="P24">ou dans les séances "projet"</text:p>
          </table:table-cell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25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>8</text:p>
          </table:table-cell>
          <table:table-cell table:style-name="Tableau1.A2" office:value-type="string">
            <text:p text:style-name="P26">10</text:p>
          </table:table-cell>
          <table:table-cell table:style-name="Tableau1.A2" office:value-type="string">
            <text:p text:style-name="P26">11</text:p>
          </table:table-cell>
          <table:table-cell table:style-name="Tableau1.F2" office:value-type="string">
            <text:p text:style-name="P26">divers</text:p>
          </table:table-cell>
        </table:table-row>
        <table:table-row>
          <table:table-cell table:style-name="Tableau1.A2" office:value-type="string">
            <text:p text:style-name="P23">1</text:p>
          </table:table-cell>
          <table:table-cell table:style-name="Tableau1.A2" office:value-type="string">
            <text:p text:style-name="P1"><text:span text:style-name="T2">Problèmes et règles de calculs</text:span> </text:p>
            <text:p text:style-name="P1">(avec calcul mental et distributivité sur des calculs)</text:p>
          </table:table-cell>
          <table:table-cell table:style-name="Tableau1.A2" table:number-rows-spanned="8" office:value-type="string">
            <text:p text:style-name="P8">Proportionnalité</text:p>
            <text:p text:style-name="P8"/>
            <text:p text:style-name="P8"><text:s/>*annexe 1 </text:p>
          </table:table-cell>
          <table:table-cell table:style-name="Tableau1.A2" table:number-rows-spanned="8" office:value-type="string">
            <text:p text:style-name="P12"><text:span text:style-name="T4">calcul littéral</text:span></text:p>
            <text:p text:style-name="P12"><text:span text:style-name="T4"/></text:p>
            <text:p text:style-name="P6"><text:span text:style-name="T8">*annexe 2</text:span></text:p>
          </table:table-cell>
          <table:table-cell table:style-name="Tableau1.A2" table:number-rows-spanned="8" office:value-type="string">
            <text:p text:style-name="P7">Gestion de données et graphiques</text:p>
            <text:p text:style-name="P7"/>
            <text:p text:style-name="P7">*annexe <text:s/>1</text:p>
          </table:table-cell>
          <table:table-cell table:style-name="Tableau1.F2" table:number-rows-spanned="8" office:value-type="string">
            <text:p text:style-name="P25">1 - Algorithme et programmation</text:p>
            <text:p text:style-name="P25"/>
            <text:p text:style-name="P25">*annexe 4</text:p>
            <text:p text:style-name="P25"/>
            <text:p text:style-name="P25"/>
            <text:p text:style-name="P25"/>
            <text:p text:style-name="P25"/>
            <text:p text:style-name="P25">2 – "Graine "</text:p>
            <text:p text:style-name="P25">à semer </text:p>
            <text:p text:style-name="P25"><text:span text:style-name="T5">dès que possible</text:span> </text:p>
            <text:p text:style-name="P25"/>
            <text:p text:style-name="P25">- conversions d'unités</text:p>
            <text:p text:style-name="P25"/>
            <text:p text:style-name="P25">- multiplies et diviseurs</text:p>
            <text:p text:style-name="P25"/>
            <text:p text:style-name="P25">- Tableur</text:p>
            <text:p text:style-name="P25"/>
            <text:p text:style-name="P25"/>
          </table:table-cell>
        </table:table-row>
        <table:table-row>
          <table:table-cell table:style-name="Tableau1.A2" office:value-type="string">
            <text:p text:style-name="P23">2</text:p>
          </table:table-cell>
          <table:table-cell table:style-name="Tableau1.A2" office:value-type="string">
            <text:p text:style-name="P1"><text:span text:style-name="T2">Symétrie centrale </text:span></text:p>
            <text:p text:style-name="P1">(tracés, centre de symétrie, rappels symétrie axiale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23">3</text:p>
          </table:table-cell>
          <table:table-cell table:style-name="Tableau1.A2" office:value-type="string">
            <text:p text:style-name="P1"><text:span text:style-name="T2">Fractions quotient</text:span> </text:p>
            <text:p text:style-name="P1">(situation brochure IREM + utiliser des proportions /100 --&gt; pourcentages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23">4</text:p>
          </table:table-cell>
          <table:table-cell table:style-name="Tableau1.A2" office:value-type="string">
            <text:p text:style-name="P22"><text:span text:style-name="T2">Triangles</text:span> </text:p>
            <text:p text:style-name="P22">(angles, tracés, inégalité triangulaire, somme des angles)</text:p>
            <text:p text:style-name="P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23">5</text:p>
          </table:table-cell>
          <table:table-cell table:style-name="Tableau1.A2" office:value-type="string">
            <text:p text:style-name="P22"><text:span text:style-name="T2">Les nombres relatifs</text:span> ( comparaison, addition, soustraction, simplifications, coordonnées dans le plan)</text:p>
            <text:p text:style-name="P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23">6</text:p>
          </table:table-cell>
          <table:table-cell table:style-name="Tableau1.A2" office:value-type="string">
            <text:p text:style-name="P1"><text:span text:style-name="T2">Les aires</text:span> </text:p>
            <text:p text:style-name="P1">(livre "des maths ensemble et pour chacun"</text:p>
            <text:p text:style-name="P1">travail sur quadrillages + hauteurs + formules d'aires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23">7</text:p>
          </table:table-cell>
          <table:table-cell table:style-name="Tableau1.A2" office:value-type="string">
            <text:p text:style-name="P1"><text:span text:style-name="T2">Opérations sur les fractions</text:span> </text:p>
            <text:p text:style-name="P1">(Toujours en lien avec des problèmes pour garder du sens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23">9</text:p>
          </table:table-cell>
          <table:table-cell table:style-name="Tableau1.A2" office:value-type="string">
            <text:p text:style-name="P1"><text:span text:style-name="T2">Prismes droits et cylindre</text:span> (livre "des maths ensemble et pour chacun"</text:p>
            <text:p text:style-name="P1">avec formules de volumes)</text:p>
          </table:table-cell>
          <table:covered-table-cell/>
          <table:covered-table-cell/>
          <table:covered-table-cell/>
          <table:covered-table-cell/>
        </table:table-row>
      </table:table>
      <text:p text:style-name="P1"><text:s text:c="2"/></text:p>
      <text:p text:style-name="P1"/>
      <text:p text:style-name="P20">Annexe 1 </text:p>
      <text:p text:style-name="P9"/>
      <text:p text:style-name="P9">CHAPITRE 8</text:p>
      <text:p text:style-name="P9">PROPORTIONNALITE</text:p>
      <text:p text:style-name="P19">en rouge : Travail de préparation à se répartir entre collègues <text:s/></text:p>
      <text:p text:style-name="P9"><text:span text:style-name="T7"/></text:p>
      <text:p text:style-name="P7">Ce chapitre sera traité en curriculaire<text:span text:style-name="T7">, tout au long de l'année. </text:span></text:p>
      <text:p text:style-name="P7"><text:span text:style-name="T7"/></text:p>
      <text:p text:style-name="P7"><text:span text:style-name="T7">Prévoir une mise en route par quinzaine (</text:span><text:span text:style-name="T10">Prévoir un planning</text:span><text:span text:style-name="T7"> à ajuster)</text:span></text:p>
      <text:p text:style-name="P7"><text:span text:style-name="T7"/></text:p>
      <text:p text:style-name="P7"><text:span text:style-name="T10">Prévoir une fiche d'énoncé </text:span><text:span text:style-name="T7">de mises ne route avec progressivité</text:span></text:p>
      <text:p text:style-name="P7"><text:span text:style-name="T7"/></text:p>
      <text:p text:style-name="P16">1 - A partir d'un problème <text:s/>(<text:span text:style-name="T4">dès le début de l'année)</text:span></text:p>
      <text:p text:style-name="P16"><text:span text:style-name="T4"/></text:p>
      <text:p text:style-name="P16"><text:span text:style-name="T4">Activités normalement réalisées en 6ème</text:span> sur lesquelles on essaie de s'appuyer :</text:p>
      <text:p text:style-name="P16"/>
      <text:list xml:id="list1046913468552073241" text:style-name="L3">
        <text:list-item>
          <text:p text:style-name="P2"><text:span text:style-name="T7">avec données dans un tableau </text:span></text:p>
        </text:list-item>
        <text:list-item>
          <text:p text:style-name="P2"><text:span text:style-name="T7">avec données "en texte"</text:span></text:p>
        </text:list-item>
        <text:list-item>
          <text:p text:style-name="P2"><text:span text:style-name="T7">quelles sont les grandeurs concernées (à ne pas confondre avec les unités de grandeurs + "graine" sur conversions d'unités)</text:span></text:p>
        </text:list-item>
        <text:list-item>
          <text:p text:style-name="P2"><text:span text:style-name="T7">reconnaître une situation de proportionnalité </text:span></text:p>
        </text:list-item>
        <text:list-item>
          <text:p text:style-name="P2"><text:span text:style-name="T7">définition de 2 grandeurs proportionnelles </text:span></text:p>
        </text:list-item>
        <text:list-item>
          <text:p text:style-name="P2"><text:span text:style-name="T7">calculer un 4ème nombre </text:span></text:p>
        </text:list-item>
        <text:list-item>
          <text:p text:style-name="P2"><text:span text:style-name="T7">graphique (voir annexe 3)</text:span></text:p>
        </text:list-item>
      </text:list>
      <text:p text:style-name="P16"/>
      <text:p text:style-name="P16">2- Pourcentages </text:p>
      <text:p text:style-name="P16"><text:span text:style-name="T4">dès que le chapitre 3 = "fraction - quotient" est fini de traiter</text:span></text:p>
      <text:list xml:id="list6551310989679884465" text:style-name="L5">
        <text:list-item>
          <text:p text:style-name="P3"><text:span text:style-name="T7">Appliquer un pourcentage</text:span></text:p>
        </text:list-item>
        <text:list-item>
          <text:p text:style-name="P3"><text:span text:style-name="T7">Calculer un poucentage</text:span></text:p>
        </text:list-item>
      </text:list>
      <text:p text:style-name="P1"><text:span text:style-name="T7"/></text:p>
      <text:p text:style-name="P16"/>
      <text:p text:style-name="P16">3- Angles</text:p>
      <text:p text:style-name="P16"/>
      <text:p text:style-name="P7"><text:span text:style-name="T10">Prévoir une fiche d'énoncé </text:span><text:span text:style-name="T7">de mises ne route</text:span></text:p>
      <text:p text:style-name="P7"><text:span text:style-name="T7"/></text:p>
      <text:p text:style-name="P16">Dès que le chapitre 4 = "triangles" est traité</text:p>
      <text:list xml:id="list2655658575366909041" text:style-name="L4">
        <text:list-item>
          <text:p text:style-name="P18">tracés géométriques en tout genre + "graine" sur conversions d'unités)</text:p>
        </text:list-item>
        <text:list-item>
          <text:p text:style-name="P18">Diagrammes circulaires</text:p>
        </text:list-item>
      </text:list>
      <text:p text:style-name="P16"/>
      <text:p text:style-name="P16">Le bilan du travail sera effectué en fin d'année avec formalisation dans le petit cahier de leçon</text:p>
      <text:list xml:id="list5053098693910630637" text:style-name="L2">
        <text:list-item>
          <text:list>
            <text:list-item>
              <text:p text:style-name="P17">méthodes de calcul du 4ème nombre (<text:span text:style-name="T9">mais pas de produit en croix</text:span>)</text:p>
            </text:list-item>
            <text:list-item>
              <text:p text:style-name="P17">appliquer un pourcentage (déjà fait en 6ème)</text:p>
            </text:list-item>
            <text:list-item>
              <text:p text:style-name="P17">calculer un pourcentage</text:p>
              <text:p text:style-name="P17"/>
            </text:list-item>
          </text:list>
        </text:list-item>
      </text:list>
      <text:p text:style-name="P9"/>
      <text:p text:style-name="P20">ANNEXE 2</text:p>
      <text:p text:style-name="P10">CHAPITRE 10</text:p>
      <text:p text:style-name="P9">CALCUL LITTERAL</text:p>
      <text:p text:style-name="P7"/>
      <text:p text:style-name="P7"><text:span text:style-name="T10">Prévoir une fiche d'énoncé </text:span><text:span text:style-name="T7">de mises ne route + lien tableur</text:span></text:p>
      <text:p text:style-name="P7"/>
      <text:p text:style-name="P21"><text:s/><text:span text:style-name="T13"><text:s text:c="2"/></text:span><text:span text:style-name="T15">(s'appuyer sur les séances projet = allumettes... pour travail autour d'une formule + formules d'aires et de volumes)</text:span></text:p>
      <text:p text:style-name="P5"/>
      <text:p text:style-name="P5">Tableur dèque possible</text:p>
      <text:p text:style-name="P1"/>
      <text:p text:style-name="P14"><text:span text:style-name="T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58cm" fo:margin-bottom="1.071cm" fo:margin-left="1.085cm" fo:margin-right="1.0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9M46S</meta:editing-duration>
    <meta:editing-cycles>4</meta:editing-cycles>
    <meta:generator>OpenOffice/4.1.2$Win32 OpenOffice.org_project/412m3$Build-9782</meta:generator>
    <dc:date>2016-07-06T11:17:09.37</dc:date>
    <dc:creator>MARC LAURENT</dc:creator>
    <meta:document-statistic meta:table-count="1" meta:image-count="0" meta:object-count="0" meta:page-count="3" meta:paragraph-count="83" meta:word-count="436" meta:character-count="2606"/>
    <meta:user-defined meta:name="Info 1"/>
    <meta:user-defined meta:name="Info 2"/>
    <meta:user-defined meta:name="Info 3"/>
    <meta:user-defined meta:name="Info 4"/>
  </office:meta>
</office:document-meta>
</file>